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trato Falado</text:span></text:p>
      <text:p text:style-name="P2"/>
      <text:p text:style-name="P1">&lt;!DOCTYPE html&gt;</text:p>
      <text:p text:style-name="P1">&lt;html&gt;</text:p>
      <text:p text:style-name="P1">&lt;head&gt;</text:p>
      <text:p text:style-name="P1">  &lt;title&gt;Jogo de Detetive&lt;/title&gt;</text:p>
      <text:p text:style-name="P1">  &lt;style&gt;</text:p>
      <text:p text:style-name="P1">    body {</text:p>
      <text:p text:style-name="P1">      font-family: Arial, sans-serif;</text:p>
      <text:p text:style-name="P1">    }</text:p>
      <text:p text:style-name="P1">   </text:p>
      <text:p text:style-name="P1">    #container {</text:p>
      <text:p text:style-name="P1">      text-align: center;</text:p>
      <text:p text:style-name="P1">      margin-top: 100px;</text:p>
      <text:p text:style-name="P1">    }</text:p>
      <text:p text:style-name="P1">   </text:p>
      <text:p text:style-name="P1">    h1 {</text:p>
      <text:p text:style-name="P1">      font-size: 24px;</text:p>
      <text:p text:style-name="P1">    }</text:p>
      <text:p text:style-name="P1">   </text:p>
      <text:p text:style-name="P1">    button {</text:p>
      <text:p text:style-name="P1">      padding: 10px 20px;</text:p>
      <text:p text:style-name="P1">      font-size: 18px;</text:p>
      <text:p text:style-name="P1">    }</text:p>
      <text:p text:style-name="P1">  &lt;/style&gt;</text:p>
      <text:p text:style-name="P1"><text:soft-page-break/>&lt;/head&gt;</text:p>
      <text:p text:style-name="P1">&lt;body&gt;</text:p>
      <text:p text:style-name="P1">  &lt;div id="container"&gt;</text:p>
      <text:p text:style-name="P1">    &lt;h1&gt;Bem-vindo ao Jogo de Detetive!&lt;/h1&gt;</text:p>
      <text:p text:style-name="P1">    &lt;p&gt;Você é um detetive tentando resolver um misterioso caso. Siga as pistas e descubra o culpado.&lt;/p&gt;</text:p>
      <text:p text:style-name="P1">   </text:p>
      <text:p text:style-name="P1">    &lt;button onclick="iniciarJogo()"&gt;Iniciar Jogo&lt;/button&gt;</text:p>
      <text:p text:style-name="P1">   </text:p>
      <text:p text:style-name="P1">    &lt;div id="jogo" style="display: none;"&gt;</text:p>
      <text:p text:style-name="P1">      &lt;h2&gt;Pergunta 1:&lt;/h2&gt;</text:p>
      <text:p text:style-name="P1">      &lt;p&gt;Qual é a arma do crime?&lt;/p&gt;</text:p>
      <text:p text:style-name="P1">     </text:p>
      <text:p text:style-name="P1">      &lt;input type="radio" name="arma" value="faca"&gt; Faca&lt;br&gt;</text:p>
      <text:p text:style-name="P1">      &lt;input type="radio" name="arma" value="pistola"&gt; Pistola&lt;br&gt;</text:p>
      <text:p text:style-name="P1">      &lt;input type="radio" name="arma" value="corda"&gt; Corda&lt;br&gt;</text:p>
      <text:p text:style-name="P1">     </text:p>
      <text:p text:style-name="P1">      &lt;br&gt;</text:p>
      <text:p text:style-name="P1">     </text:p>
      <text:p text:style-name="P1">      &lt;button onclick="verificarResposta()"&gt;Verificar Resposta&lt;/button&gt;</text:p>
      <text:p text:style-name="P1">    &lt;/div&gt;</text:p>
      <text:p text:style-name="P1">   </text:p>
      <text:p text:style-name="P1">    &lt;div id="resultado" style="display: none;"&gt;</text:p>
      <text:p text:style-name="P1">      &lt;h2&gt;Resultado:&lt;/h2&gt;</text:p>
      <text:p text:style-name="P1">      &lt;p id="resposta"&gt;&lt;/p&gt;</text:p>
      <text:p text:style-name="P1">      &lt;img id="foto" style="display: none;"&gt;</text:p>
      <text:p text:style-name="P1">    &lt;/div&gt;</text:p>
      <text:p text:style-name="P1"><text:soft-page-break/>  &lt;/div&gt;</text:p>
      <text:p text:style-name="P1"> </text:p>
      <text:p text:style-name="P1">  &lt;script&gt;</text:p>
      <text:p text:style-name="P1">    function iniciarJogo() {</text:p>
      <text:p text:style-name="P1">      document.getElementById("jogo").style.display = "block";</text:p>
      <text:p text:style-name="P1">      document.getElementById("resultado").style.display = "none";</text:p>
      <text:p text:style-name="P1">    }</text:p>
      <text:p text:style-name="P1">   </text:p>
      <text:p text:style-name="P1">    function verificarResposta() {</text:p>
      <text:p text:style-name="P1">      var resposta = document.querySelector('input[name="arma"]:checked').value;</text:p>
      <text:p text:style-name="P1">     </text:p>
      <text:p text:style-name="P1">      if (resposta === "faca") {</text:p>
      <text:p text:style-name="P1">        document.getElementById("resposta").innerHTML = "Parabéns! Você encontrou a arma correta. O culpado foi preso.";</text:p>
      <text:p text:style-name="P1">        document.getElementById("foto").src = "<text:a xlink:type="simple" xlink:href="https://www.instagram.com/p/CuZOQBuo-rJ/?igshid=MzRlODBiNWFlZA" text:style-name="ListLabel_20_1" text:visited-style-name="ListLabel_20_1"><text:span text:style-name="T2">https://www.instagram.com/p/CuZOQBuo-rJ/?igshid=MzRlODBiNWFlZA</text:span></text:a>==";</text:p>
      <text:p text:style-name="P1">        document.getElementById("foto").style.display = "block";</text:p>
      <text:p text:style-name="P1">      } else {</text:p>
      <text:p text:style-name="P1">        document.getElementById("resposta").innerHTML = "Infelizmente, você escolheu a arma errada. Continue investigando.";</text:p>
      <text:p text:style-name="P1">      }</text:p>
      <text:p text:style-name="P1">     </text:p>
      <text:p text:style-name="P1">      document.getElementById("jogo").style.display = "none";</text:p>
      <text:p text:style-name="P1">      document.getElementById("resultado").style.display = "block";</text:p>
      <text:p text:style-name="P1">    }</text:p>
      <text:p text:style-name="P1">  &lt;/script&gt;</text:p>
      <text:p text:style-name="P1">&lt;/body&gt;</text:p>
      <text:p text:style-name="P1">&lt;/html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5" meta:word-count="175" meta:character-count="2061" meta:non-whitespace-character-count="1635"/>
    <meta:generator>LibreOfficeDev/6.0.5.2$Linux_X86_64 LibreOffice_project/</meta:generator>
  </office:meta>
</office:document-meta>
</file>